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2604*"/>
    </style:style>
    <style:style style:name="表4.B" style:family="table-column">
      <style:table-column-properties style:column-width="8.163cm" style:rel-column-width="31468*"/>
    </style:style>
    <style:style style:name="表4.C" style:family="table-column">
      <style:table-column-properties style:column-width="8.162cm" style:rel-column-width="31463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Verdana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3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2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2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3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font-name="メイリオ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font-name="メイリオ"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年1月25日8:42:51</text:p>
      <text:p text:style-name="P3"><text:tab/></text:p>
      <text:p text:style-name="P3"><text:tab/>うつ病</text:p>
      <text:p text:style-name="P3"><text:tab/>https://ko.wikipedia.org/wiki/주요_우울_장애</text:p>
      <text:p text:style-name="P3"><text:tab/>https://namu.wiki/w/우울장애</text:p>
      <text:p text:style-name="P3"><text:tab/></text:p>
      <text:p text:style-name="P3"><text:tab/>next : https://namu.wiki/w/우울장애#s-1.1</text:p>
      <text:p text:style-name="P3"/>
      <text:p text:style-name="P3">2020年1月25日9:13:59</text:p>
      <text:p text:style-name="P3"><text:tab/></text:p>
      <text:p text:style-name="P3"><text:tab/>https://namu.wiki/w/우울장애#s-1.1</text:p>
      <text:p text:style-name="P3"><text:tab/></text:p>
      <text:p text:style-name="P3"><text:tab/>next : https://namu.wiki/w/우울장애#s-6 증상 및 영향</text:p>
      <text:p text:style-name="P3">2020年3月21日23:25:49</text:p>
      <text:p text:style-name="P3"/>
      <text:p text:style-name="P3"><text:tab/>仙骨</text:p>
      <text:p text:style-name="P3"><text:tab/>https://duckduckgo.com/?ia=web</text:p>
      <text:p text:style-name="P3"><text:tab/>https://josei-bigaku.jp/hadatoraburu8705/</text:p>
      <text:p text:style-name="P3"><text:tab/></text:p>
      <text:p text:style-name="P3"><text:tab/>next</text:p>
      <text:p text:style-name="P3"><text:tab/>ANY</text:p>
      <text:p text:style-name="P3"><text:tab/></text:p>
      <text:p text:style-name="P3"><text:tab/>]23:35:42</text:p>
      <text:p text:style-name="P3"><text:tab/></text:p>
      <text:p text:style-name="P3">------------------------------------------</text:p>
      <text:p text:style-name="P3">2020年3月31日15:11:57</text:p>
      <text:p text:style-name="P3"/>
      <text:p text:style-name="P3"><text:tab/>ベイトソン<text:tab/>20200331_151054</text:p>
      <text:p text:style-name="P3"><text:soft-page-break/><text:tab/></text:p>
      <text:p text:style-name="P3"><text:tab/>]15:34:07</text:p>
      <text:p text:style-name="P3"/>
      <text:p text:style-name="P3">------------------------------------------</text:p>
      <text:p text:style-name="P3">2020年4月2日23:41:39</text:p>
      <text:p text:style-name="P3"/>
      <text:p text:style-name="P3"><text:tab/>インターフェロン</text:p>
      <text:p text:style-name="P3"><text:tab/></text:p>
      <text:p text:style-name="P3"/>
      <text:p text:style-name="P3">------------------------------------------</text:p>
      <text:p text:style-name="P3">2020年4月20日16:09:53</text:p>
      <text:p text:style-name="P3"/>
      <text:p text:style-name="P3"><text:tab/>レジオネラ</text:p>
      <text:p text:style-name="P3"><text:tab/></text:p>
      <text:p text:style-name="P3"><text:tab/>]16:25:59</text:p>
      <text:p text:style-name="P3"/>
      <text:p text:style-name="P3">------------------------------------------</text:p>
      <text:p text:style-name="P3">2020年4月25日18:13:19</text:p>
      <text:p text:style-name="P3"/>
      <text:p text:style-name="P3"><text:tab/>サルモネラ菌</text:p>
      <text:p text:style-name="P3"><text:tab/></text:p>
      <text:p text:style-name="P3"><text:tab/>]18:26:12</text:p>
      <text:p text:style-name="P3"/>
      <text:p text:style-name="P3">------------------------------------------</text:p>
      <text:p text:style-name="P3">2020年4月26日14:37:00</text:p>
      <text:p text:style-name="P3"/>
      <text:p text:style-name="P3"><text:tab/>コレラ</text:p>
      <text:p text:style-name="P3"><text:tab/>神経学 ソフトサイン</text:p>
      <text:p text:style-name="P3"><text:soft-page-break/><text:tab/></text:p>
      <text:p text:style-name="P3"><text:tab/>next</text:p>
      <text:p text:style-name="P3"><text:tab/><text:tab/>ANY</text:p>
      <text:p text:style-name="P3"><text:tab/>]18:04:39</text:p>
      <text:p text:style-name="P3"/>
      <text:p text:style-name="P3">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</text:p>
      <text:p text:style-name="P3"/>
      <text:p text:style-name="P3"/>
      <text:p text:style-name="P3"/>
      <text:p text:style-name="P3">------------------------------------------ DOCS (Materials)</text:p>
      <text:p text:style-name="P3"/>
      <text:p text:style-name="P3"/>
      <text:p text:style-name="P3">-------------------------------------- TOPICS</text:p>
      <text:p text:style-name="P3">ベイトソン<text:tab/>20200331_151054</text:p>
      <text:p text:style-name="P3">チメロサール<text:tab/>2020年4月21日9:09:55</text:p>
      <text:p text:style-name="P3"><text:tab/>https://ja.wikipedia.org/wiki/チメロサール</text:p>
      <text:p text:style-name="P2"/>
      <text:p text:style-name="P2"/>
      <text:p text:style-name="P7"/>
      <text:p text:style-name="P5"><text:soft-page-break/></text:p>
      <text:p text:style-name="P29"/>
      <text:p text:style-name="P7"/>
      <text:p text:style-name="P4"><text:span text:style-name="T1">59#3_X</text:span>--------------------------------------------------------------------</text:p>
      <text:p text:style-name="P8">[1] res free# JVEMV6 59#3_1 / 59. medical / 3. edema / 20200712_105352</text:p>
      <text:p text:style-name="P5"/>
      <text:p text:style-name="P4">[do] <text:span text:style-name="T3">#_ </text:span></text:p>
      <text:list xml:id="list2858346670706427037" text:style-name="L7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<text:span text:style-name="T7">浮腫　</text:span><text:a xlink:type="simple" xlink:href="https://ja.wikipedia.org/wiki/浮腫" text:style-name="Internet_20_link" text:visited-style-name="Visited_20_Internet_20_Link">https://ja.wikipedia.org/wiki/浮腫</text:a><text:tab/>:d-1</text:p>
            </text:list-item>
            <text:list-item>
              <text:p text:style-name="P20">浸透圧</text:p>
            </text:list-item>
            <text:list-item>
              <text:p text:style-name="P17"/>
            </text:list-item>
          </text:list>
        </text:list-item>
      </text:list>
      <text:p text:style-name="P4">[next]</text:p>
      <text:list xml:id="list7041561558391508844" text:style-name="L8">
        <text:list-item>
          <text:p text:style-name="P26">TASK : ANY</text:p>
        </text:list-item>
      </text:list>
      <text:p text:style-name="P4">[further]</text:p>
      <text:p text:style-name="P12"><text:line-break/><text:span text:style-name="T4">[/ XXX] 20200712_112806</text:span></text:p>
      <text:p text:style-name="P5"/>
      <text:p text:style-name="P7">@@@</text:p>
      <text:p text:style-name="P4"><text:span text:style-name="T1">59#3_X</text:span>--------------------------------------------------------------------</text:p>
      <text:p text:style-name="P8">[1] res free# JVEMV6 59#3_1 / 59. medical / 3. edema / XXX</text:p>
      <text:p text:style-name="P5"/>
      <text:p text:style-name="P4">[do] <text:span text:style-name="T3">#_ </text:span></text:p>
      <text:list xml:id="list4671984772005150492" text:style-name="L1">
        <text:list-item>
          <text:p text:style-name="P15"><text:soft-page-break/>REVIEW </text:p>
        </text:list-item>
        <text:list-item>
          <text:p text:style-name="P15">TASK-1</text:p>
        </text:list-item>
      </text:list>
      <text:p text:style-name="P4">[next]</text:p>
      <text:list xml:id="list3626118415382594204" text:style-name="L13">
        <text:list-item>
          <text:p text:style-name="P19">TASK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5"/>
      <text:p text:style-name="P2">----------------------------------------- [TEMPLATE] 20200427_130632</text:p>
      <text:p text:style-name="P4"><text:span text:style-name="T1">59#1_X</text:span>--------------------------------------------------------------------</text:p>
      <text:p text:style-name="P8">res free# JVEMV6 59#1_9 / 59. medical / 1. psychiatry-related / XXX</text:p>
      <text:p text:style-name="P4"/>
      <text:p text:style-name="P4">[do] <text:span text:style-name="T3">#_ </text:span></text:p>
      <text:list xml:id="list31508111" text:continue-list="list4671984772005150492" text:style-name="L1">
        <text:list-item>
          <text:p text:style-name="P15">REVIEW </text:p>
        </text:list-item>
        <text:list-item>
          <text:p text:style-name="P15">TASK-1</text:p>
        </text:list-item>
      </text:list>
      <text:p text:style-name="P4">[next]</text:p>
      <text:list xml:id="list127818553072491075" text:style-name="L12">
        <text:list-item>
          <text:p text:style-name="P18">TASK</text:p>
        </text:list-item>
      </text:list>
      <text:p text:style-name="P4">[further]</text:p>
      <text:p text:style-name="P12"><text:line-break/><text:span text:style-name="T4">[/ XXX] </text:span></text:p>
      <text:p text:style-name="P12"/>
      <text:p text:style-name="P6"/>
      <text:p text:style-name="P4">/ <text:span text:style-name="T2">----------------------------------- [TEMPLATE] 20200427_130632 /</text:span></text:p>
      <text:p text:style-name="P2"><text:soft-page-break/>------------------------------------------ DOCS (Materials)</text:p>
      <text:p text:style-name="P2"/>
      <text:p text:style-name="P2"/>
      <text:p text:style-name="P2">-------------------------------------- TOPICS</text:p>
      <text:p text:style-name="P2"/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/>
      <text:p text:style-name="P2"/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3"/>
          </table:table-cell>
          <table:table-cell table:style-name="表4.A1" office:value-type="string">
            <text:p text:style-name="P13"/>
          </table:table-cell>
          <table:table-cell table:style-name="表4.C1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  <table:table-cell table:style-name="表4.A2" office:value-type="string">
            <text:p text:style-name="P13"/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  <table:table-cell table:style-name="表4.A2" office:value-type="string">
            <text:p text:style-name="P13"/>
          </table:table-cell>
          <table:table-cell table:style-name="表4.C2" office:value-type="string">
            <text:p text:style-name="P13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3">1</text:p>
          </table:table-cell>
          <table:table-cell table:style-name="表2.B1" office:value-type="string">
            <text:p text:style-name="P14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13">20200509_152353</text:p>
          </table:table-cell>
        </table:table-row>
        <table:table-row>
          <table:table-cell table:style-name="表2.A2" office:value-type="float" office:value="2">
            <text:p text:style-name="P13">2</text:p>
          </table:table-cell>
          <table:table-cell table:style-name="表2.B2" office:value-type="string">
            <text:p text:style-name="P13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13">20200509_152353</text:p>
          </table:table-cell>
        </table:table-row>
        <table:table-row>
          <table:table-cell table:style-name="表2.B2" office:value-type="string">
            <text:p text:style-name="P13"/>
          </table:table-cell>
          <table:table-cell table:style-name="表2.B2" office:value-type="string">
            <text:p text:style-name="P13"/>
          </table:table-cell>
          <table:table-cell table:style-name="表2.C2" office:value-type="string">
            <text:p text:style-name="P13"/>
          </table:table-cell>
        </table:table-row>
      </table:table>
      <text:p text:style-name="P2"/>
      <text:p text:style-name="P2"><text:soft-page-break/></text:p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3" table:style-name="表3">
        <table:table-column table:style-name="表3.A"/>
        <table:table-row>
          <table:table-cell table:style-name="表3.A1" office:value-type="string">
            <text:p text:style-name="P2">###</text:p>
          </table:table-cell>
        </table:table-row>
        <table:table-row>
          <table:table-cell table:style-name="表3.A2" office:value-type="string">
            <text:p text:style-name="P11">C:\WORKS_2\WS\WS_Others.JVEMV6\JVEMV6\59_medical\end_all.bat <text:span text:style-name="T6">[1] res free# JVEMV6 59#3_1 / 59. medical / 3. edema / 20200712_105352</text:span></text:p>
          </table:table-cell>
        </table:table-row>
        <table:table-row>
          <table:table-cell table:style-name="表3.A3" office:value-type="string">
            <text:p text:style-name="P8"/>
          </table:table-cell>
        </table:table-row>
        <table:table-row>
          <table:table-cell table:style-name="表3.A3" office:value-type="string">
            <text:p text:style-name="P8"/>
          </table:table-cell>
        </table:table-row>
      </table:table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12T11:29:06.18</dc:date>
    <dc:creator>iwabuchi ken</dc:creator>
    <meta:editing-duration>PT6H49M51S</meta:editing-duration>
    <meta:editing-cycles>61</meta:editing-cycles>
    <meta:generator>OpenOffice/4.1.3$Win32 OpenOffice.org_project/413m1$Build-9783</meta:generator>
    <meta:document-statistic meta:table-count="4" meta:image-count="0" meta:object-count="0" meta:page-count="7" meta:paragraph-count="114" meta:word-count="391" meta:character-count="2732"/>
  </office:meta>
</office:document-meta>
</file>